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2.41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0.83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table:number-columns-repeated="13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 table:number-rows-repeated="21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20:06:35.33849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09-27T20:51:39.402900098</dc:date>
    <dc:creator>Jerome Flesch</dc:creator>
    <meta:editing-duration>PT53M15S</meta:editing-duration>
    <meta:editing-cycles>11</meta:editing-cycles>
    <meta:generator>LibreOffice/4.3.3.2$Linux_X86_64 LibreOffice_project/430m0$Build-2</meta:generator>
    <meta:document-statistic meta:table-count="1" meta:cell-count="323" meta:object-count="0"/>
  </office:meta>
</office:document-meta>
</file>